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style:text-position="super 58%"/>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Advocating for the open web. Managing and mentoring dev teams. Performing code reviews. Writing white papers and API documentation. Particating in the black art of software estimation. Drawing from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Software</text:span><text:span text:style-name="T4"> </text:span><text:span text:style-name="T5">Engineer</text:span> at <text:a xlink:type="simple" xlink:href="http://epam.com/empathylab" office:name=""><text:span text:style-name="Definition">EPAM Empathy Lab</text:span></text:a></text:h>
      <text:p text:style-name="First_20_paragraph"><text:span text:style-name="T6">December</text:span><text:span text:style-name="T7"> </text:span><text:span text:style-name="T8">2012</text:span><text:span text:style-name="T9"> </text:span><text:span text:style-name="T10">-</text:span><text:span text:style-name="T11"> </text:span><text:span text:style-name="T12">Present</text:span></text:p>
      <text:p text:style-name="Text_20_body">Championing a more collaborative process for responsive web design between the UX and development disciplines. Curating an internal static web framework and responsive pattern library to be used on multiple projects. Leading development on responsive prototypes for NBC Universal, DIRECTV, AIG, Lionsgate, and the USA Network.</text:p>
      <text:h text:style-name="Heading_20_3" text:outline-level="3"><text:span text:style-name="T13">Senior</text:span><text:span text:style-name="T14"> </text:span><text:span text:style-name="T15">Web</text:span><text:span text:style-name="T16"> </text:span><text:span text:style-name="T17">Developer</text:span> at <text:a xlink:type="simple" xlink:href="http://empathylab.com" office:name=""><text:span text:style-name="Definition">Empathy Lab</text:span></text:a></text:h>
      <text:p text:style-name="First_20_paragraph"><text:span text:style-name="T18">April</text:span><text:span text:style-name="T19"> </text:span><text:span text:style-name="T20">2010</text:span><text:span text:style-name="T21"> </text:span><text:span text:style-name="T22">-</text:span><text:span text:style-name="T23"> </text:span><text:span text:style-name="T24">December</text:span><text:span text:style-name="T25"> </text:span><text:span text:style-name="T26">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09</text:span><text:span text:style-name="T33"> </text:span><text:span text:style-name="T34">-</text:span><text:span text:style-name="T35"> </text:span><text:span text:style-name="T36">April</text:span><text:span text:style-name="T37"> </text:span><text:span text:style-name="T38">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39">IT</text:span><text:span text:style-name="T40"> </text:span><text:span text:style-name="T41">Director</text:span> at <text:a xlink:type="simple" xlink:href="http://artisandoorworks.com" office:name=""><text:span text:style-name="Definition">Artisan Custom Doorworks</text:span></text:a></text:h>
      <text:p text:style-name="First_20_paragraph"><text:span text:style-name="T42">December</text:span><text:span text:style-name="T43"> </text:span><text:span text:style-name="T44">2005</text:span><text:span text:style-name="T45"> </text:span><text:span text:style-name="T46">-</text:span><text:span text:style-name="T47"> </text:span><text:span text:style-name="T48">April</text:span><text:span text:style-name="T49"> </text:span><text:span text:style-name="T50">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51">President</text:span> at <text:a xlink:type="simple" xlink:href="http://tudorstudio.com" office:name=""><text:span text:style-name="Definition">Tudor Studio</text:span></text:a></text:h>
      <text:p text:style-name="First_20_paragraph"><text:span text:style-name="T52">January</text:span><text:span text:style-name="T53"> </text:span><text:span text:style-name="T54">2002</text:span><text:span text:style-name="T55"> </text:span><text:span text:style-name="T56">-</text:span><text:span text:style-name="T57"> </text:span><text:span text:style-name="T58">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59">Systems</text:span><text:span text:style-name="T60"> </text:span><text:span text:style-name="T61">Engineer</text:span> at Lockheed Martin Global Telecommunications (defunct)</text:h>
      <text:p text:style-name="First_20_paragraph"><text:span text:style-name="T62">May</text:span><text:span text:style-name="T63"> </text:span><text:span text:style-name="T64">2000</text:span><text:span text:style-name="T65"> </text:span><text:span text:style-name="T66">-</text:span><text:span text:style-name="T67"> </text:span><text:span text:style-name="T68">January</text:span><text:span text:style-name="T69"> </text:span><text:span text:style-name="T70">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com/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span text:style-name="T76">†</text:span></text:p>
        </text:list-item>
        <text:list-item>
          <text:p text:style-name="P3"><text:a xlink:type="simple" xlink:href="http://lesscss.org" office:name=""><text:span text:style-name="Definition">LESS</text:span></text:a><text:span text:style-name="T77">†</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79">†</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backbonejs.org" office:name=""><text:span text:style-name="Definition">Backbone.js</text:span></text:a><text:span text:style-name="T80">†</text:span></text:p>
        </text:list-item>
        <text:list-item>
          <text:p text:style-name="P4"><text:a xlink:type="simple" xlink:href="http://bower.io" office:name=""><text:span text:style-name="Definition">Bower</text:span></text:a></text:p>
        </text:list-item>
        <text:list-item>
          <text:p text:style-name="P4"><text:a xlink:type="simple" xlink:href="http://busterjs.org" office:name=""><text:span text:style-name="Definition">Buster.js</text:span></text:a></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expressjs.com" office:name=""><text:span text:style-name="Definition">Express</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82">†</text:span></text:p>
        </text:list-item>
        <text:list-item>
          <text:p text:style-name="P4"><text:a xlink:type="simple" xlink:href="http://lodash.com" office:name=""><text:span text:style-name="Definition">Lodash</text:span></text:a><text:span text:style-name="T83">†</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84">†</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underscorejs.org" office:name=""><text:span text:style-name="Definition">Underscore.js</text:span></text:a><text:span text:style-name="T85">†</text:span></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6">†</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7">†</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88">†</text:span></text:p>
        </text:list-item>
        <text:list-item>
          <text:p text:style-name="P5"><text:a xlink:type="simple" xlink:href="http://gruntjs.com" office:name=""><text:span text:style-name="Definition">Grunt</text:span></text:a></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89">†</text:span></text:p>
        </text:list-item>
        <text:list-item>
          <text:p text:style-name="P5"><text:a xlink:type="simple" xlink:href="http://apple.com/macosx" office:name=""><text:span text:style-name="Definition">Mac OS X</text:span></text:a><text:span text:style-name="T90">†</text:span></text:p>
        </text:list-item>
        <text:list-item>
          <text:p text:style-name="P5"><text:a xlink:type="simple" xlink:href="http://mongodb.org" office:name=""><text:span text:style-name="Definition">MongoDB</text:span></text:a></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91">†</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2">†</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3">†</text:span></text:p>
        </text:list-item>
        <text:list-item>
          <text:p text:style-name="P5"><text:a xlink:type="simple" xlink:href="http://virtualbox.org" office:name=""><text:span text:style-name="Definition">VirtualBox</text:span></text:a></text:p>
        </text:list-item>
        <text:list-item>
          <text:p text:style-name="P5"><text:a xlink:type="simple" xlink:href="http://jetbrains.com/webstorm" office:name=""><text:span text:style-name="Definition">WebStorm</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94">†</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95">Unsung</text:span><text:span text:style-name="T96"> </text:span><text:span text:style-name="T97">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text:span text:style-name="Teletype">&lt;br&gt;</text:span> <text:span text:style-name="Teletype">&lt;br&gt;</text:span> <text:span text:style-name="Teletype">&lt;br&gt;</text:span> ©2013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